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Crate json to save character</text:span></text:p>
        </text:list-item>
        <text:list-item>
          <text:p text:style-name="P1"><text:span text:style-name="T1">Generate CP (Character Points)</text:span></text:p>
        </text:list-item>
        <text:list-item>
          <text:p text:style-name="P1"><text:span text:style-name="T1"><text:s/>Choose setting (realistic, itermediary, Heroic)</text:span></text:p>
        </text:list-item>
        <text:list-item>
          <text:p text:style-name="P1"><text:span text:style-name="T1">a. Give attribute points<text:line-break/>b. Start all attributes at 7<text:line-break/>c. 8 to 15 1 point each,16 to 18 2 points, 19 to 20 3 points each<text:line-break/>d. (optinal) spend CP to increase attribute points (1 cp to 2 attribute points)</text:span></text:p>
        </text:list-item>
        <text:list-item>
          <text:p text:style-name="P1"><text:span text:style-name="T1">determine Luck value based on setting (11,13,15)<text:line-break/></text:span></text:p>
        </text:list-item>
        <text:list-item>
          <text:p text:style-name="P1"><text:span text:style-name="T1">Both options save Json, Save returns to index, Next goes to page 2</text:span></text:p>
        </text:list-item>
        <text:list-item>
          <text:p text:style-name="P1"><text:span text:style-name="T1">a.(optional) Select Genetic type and spend CP to purchase<text:line-break/>b calculate new attributes and Natural skills</text:span></text:p>
        </text:list-item>
        <text:list-item>
          <text:p text:style-name="P1"><text:span text:style-name="T1">a. (optional) Purchase Mutations with CP<text:line-break/>b (optional) roll for free ramdom mutation</text:span></text:p>
        </text:list-item>
        <text:list-item>
          <text:p text:style-name="P1"><text:span text:style-name="T1">a (optional) purchase polaris effect (5cp)<text:line-break/>b.Roll for free power<text:line-break/>c. Purchase up to 3 more powers for 1CP each<text:line-break/>d.First power =Roll once, second power = roll twice and choose, third power =roll 3 times and choose</text:span></text:p>
        </text:list-item>
        <text:list-item>
          <text:p text:style-name="P1"><text:span text:style-name="T1"><text:s/>Determine starting age 17 or 14+ 1 to 4</text:span></text:p>
        </text:list-item>
        <text:list-item>
          <text:p text:style-name="P1"><text:span text:style-name="T1">a. Determine origin by choice or ramdom<text:line-break/>b make any skill choices<text:line-break/>c<text:s text:c="2"/>apply skills</text:span></text:p>
        </text:list-item>
        <text:list-item>
          <text:p text:style-name="P1"><text:span text:style-name="T1">a. Determine Starting orgin by choice or ramdom Removing invalid options<text:line-break/>b make any skill choices<text:line-break/>c<text:s text:c="2"/>apply skills</text:span></text:p>
        </text:list-item>
        <text:list-item>
          <text:p text:style-name="P1"><text:span text:style-name="T1">a Choose intial training or ramdom removing invalid options<text:line-break/>b Make any specialty choice<text:line-break/>c make any skill choices<text:line-break/>d apply to skills</text:span></text:p>
        </text:list-item>
        <text:list-item>
          <text:p text:style-name="P1"><text:span text:style-name="T1">a (optional) If qualified choose higher education at 1cp each and adding 2 years to age<text:line-break/>b make any skill choices<text:line-break/>c<text:s text:c="2"/>apply skills</text:span></text:p>
        </text:list-item>
        <text:list-item>
          <text:p text:style-name="P1"><text:span text:style-name="T1">a Choose profession costing 1 cp and add 1 year to age<text:line-break/>b choose skills<text:line-break/>c apply skills<text:line-break/>d add automatic advantages and disadvantages<text:line-break/>e (optinal) roll a setback to gain 5 more points of advanatages<text:line-break/>f increase savings</text:span></text:p>
        </text:list-item>
        <text:list-item>
          <text:p text:style-name="P1"><text:span text:style-name="T1"><text:s/>Repeat 15 as desired</text:span></text:p>
        </text:list-item>
        <text:list-item>
          <text:p text:style-name="P1"><text:span text:style-name="T1">Apply agging effects</text:span></text:p>
        </text:list-item>
        <text:list-item>
          <text:p text:style-name="P1"><text:span text:style-name="T1">Buy advantages or disadvanatages</text:span></text:p>
        </text:list-item>
        <text:list-item>
          <text:p text:style-name="P1"><text:span text:style-name="T1">Determine Fertility</text:span></text:p>
        </text:list-item>
        <text:list-item>
          <text:p text:style-name="P1"><text:span text:style-name="T1"><text:s/>determine handness</text:span></text:p>
        </text:list-item>
        <text:list-item>
          <text:p text:style-name="P1"><text:span text:style-name="T1">gender</text:span></text:p>
        </text:list-item>
        <text:list-item>
          <text:p text:style-name="P1"><text:span text:style-name="T1"><text:s/>Pause to allow all CP to be spent</text:span></text:p>
        </text:list-item>
        <text:list-item>
          <text:p text:style-name="P1"><text:span text:style-name="T1">a calculate secondary attibutes<text:line-break/>b Calculate Reaction<text:line-break/>c Calculate Melee damage modifier<text:line-break/>d Calculate shock resistance<text:line-break/>e calculate Damage resistance<text:line-break/>f calculate natural resitance<text:line-break/>g calculate suspend breathing</text:span></text:p>
        </text:list-item>
        <text:list-item>
          <text:p text:style-name="P1"><text:span text:style-name="T1"><text:s/>determine Natural skill levels</text:span></text:p>
        </text:list-item>
        <text:list-item>
          <text:p text:style-name="P1"><text:span text:style-name="T1">display Final sheet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